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automatic-styles>
    <style:style style:name="P1" style:family="paragraph" style:parent-style-name="Heading_20_1">
      <style:text-properties fo:font-size="22pt" style:font-size-asian="22pt" style:font-size-complex="22pt"/>
    </style:style>
    <style:style style:name="P2" style:family="paragraph" style:parent-style-name="Standard">
      <style:text-properties style:font-name="Chilanka" fo:font-size="12pt" officeooo:rsid="000417d4" officeooo:paragraph-rsid="000417d4" style:font-size-asian="10.5pt" style:font-size-complex="12pt"/>
    </style:style>
    <style:style style:name="P3" style:family="paragraph" style:parent-style-name="Standard">
      <style:text-properties officeooo:paragraph-rsid="000466de"/>
    </style:style>
    <style:style style:name="P4" style:family="paragraph" style:parent-style-name="Standard">
      <style:text-properties officeooo:rsid="000466de" officeooo:paragraph-rsid="000466de"/>
    </style:style>
    <style:style style:name="P5" style:family="paragraph" style:parent-style-name="Standard">
      <style:text-properties officeooo:paragraph-rsid="000624b1"/>
    </style:style>
    <style:style style:name="P6" style:family="paragraph" style:parent-style-name="Text_20_body">
      <style:text-properties style:font-name="Chilanka" fo:font-size="12pt" officeooo:rsid="000417d4" officeooo:paragraph-rsid="000417d4" style:font-size-asian="10.5pt" style:font-size-complex="12pt"/>
    </style:style>
    <style:style style:name="T1" style:family="text">
      <style:text-properties style:font-name="Chilanka" fo:font-size="12pt" officeooo:rsid="000417d4" style:font-size-asian="10.5pt" style:font-size-complex="12pt"/>
    </style:style>
    <style:style style:name="T2" style:family="text">
      <style:text-properties officeooo:rsid="000466d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624b1" style:font-size-asian="14pt" style:font-size-complex="14pt"/>
    </style:style>
    <style:style style:name="T5" style:family="text">
      <style:text-properties style:font-name="Chandas" fo:font-size="14pt" style:font-size-asian="14pt" style:font-size-complex="14pt"/>
    </style:style>
    <style:style style:name="T6" style:family="text">
      <style:text-properties style:font-name="Chandas" fo:font-size="14pt" officeooo:rsid="000624b1" style:font-size-asian="14pt" style:font-size-complex="14pt"/>
    </style:style>
    <style:style style:name="T7" style:family="text">
      <style:text-properties officeooo:rsid="000624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INCIPALES ACTIVIDADES ECONOMICAS</text:h>
      <text:p text:style-name="P6">En chacho predominan las actividades productivas extractivistas o el uso directo de los rr.nn.</text:p>
      <text:p text:style-name="P6">EL BOSQUE CHAQUEÑO:ACT ECO EN EL SECTOR AGROCOLA</text:p>
      <text:p text:style-name="P6"/>
      <text:p text:style-name="P6"/>
      <text:p text:style-name="P6"/>
      <text:p text:style-name="P6"/>
      <text:p text:style-name="P6"/>
      <text:p text:style-name="P3"><text:span text:style-name="T1">La principal actividad económica del Chaco está relacionada a la explotación de los bosques de quebracho y la producción algodonera.<text:line-break/></text:span>a través del recorrido histórico nacional podemos observar como Argentina se inscribió en el mercado mundial abasteciendo de materia prima a los países desarrollados.<text:line-break/>En los bosques del Chaco, los chaqueños aprovechan maderas que constituyen la base de una industria. Las especies de árboles más empleadas para su posterior industrialización son el quebracho, el algarrobo,<text:span text:style-name="T2">y</text:span> el urunday. Como mencionábamos, otra materia prima fundamental que conforma la economía chaqueña es la industria algodonera. </text:p>
      <text:p text:style-name="P3"/>
      <text:p text:style-name="P4">PRINCIPALES ACT ECO DE CHACO</text:p>
      <text:p text:style-name="P3"><text:line-break/><text:span text:style-name="T5">Actividad forestal</text:span> </text:p>
      <text:p text:style-name="P5">El hecho de conseguir las materias primas deseadas para impulsar esta actividad económica ha llevado al Chaco a una tala indiscriminada de árboles que <text:span text:style-name="T2">lleva </text:span>a <text:span text:style-name="T2">que </text:span><text:s/>la provincia <text:span text:style-name="T2">presencie un gran </text:span>problema: la necesidad de internarse cada vez más en El Impenetrable <text:span text:style-name="T2">(bosque muy importante de chaco que ocupa una gran parte del territorio) </text:span>llevó a <text:span text:style-name="T2">que </text:span><text:s/>la provincia a ten<text:span text:style-name="T2">ga c</text:span>ada vez menos madera. Orientado a vender materias primas y producir en función a los países desarrollados, el uso del tanino durante las primeras décadas del siglo XX dejó a los bosques degradados. </text:p>
      <text:p text:style-name="P5"/>
      <text:p text:style-name="P5"><text:span text:style-name="T6">Agricultura</text:span><text:line-break/>El clima subtropical que dispone una ausencia de sequía en el este y presencia de sequía en el oeste-, el suelo <text:s/>arcilloso, predominante en toda la provincia, han permitido el desarrollo de cultivos específicos en la provincia. Los más importantes son: el algodón –que se usa para la industria textil el sorgo –para el aceit<text:span text:style-name="T7">e, </text:span>tabaco, caña de azúcar <text:span text:style-name="T7">y </text:span>entre otros de menor importancia como el girasol, la soja, el té, <text:span text:style-name="T7">etc.</text:span></text:p>
      <text:p text:style-name="P5"><text:line-break/><text:span text:style-name="T5">Ganadería</text:span></text:p>
      <text:p text:style-name="P5"><text:s/>En esta región existe una cría predominante de vacunos y la raza más numerosa es la de un bovino productor de carne y leche de calidad <text:span text:style-name="T7">que</text:span> <text:span text:style-name="T7">como </text:span>posee gran resistencia, es ideal para zonas con pastos dur<text:span text:style-name="T2">os.</text:span>En la región también existe el ganado ovino, equino y porcino, pero en menor proporción.<text:line-break/></text:p>
      <text:p text:style-name="P3"><text:soft-page-break/></text:p>
      <text:p text:style-name="P3"/>
      <text:p text:style-name="P3">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20:55:05.059767163</meta:creation-date>
    <dc:date>2023-11-14T22:45:58.043253194</dc:date>
    <meta:editing-duration>PT38M59S</meta:editing-duration>
    <meta:editing-cycles>1</meta:editing-cycles>
    <meta:document-statistic meta:table-count="0" meta:image-count="0" meta:object-count="0" meta:page-count="2" meta:paragraph-count="11" meta:word-count="346" meta:character-count="2167" meta:non-whitespace-character-count="1820"/>
    <meta:generator>LibreOffice/7.3.7.2$Linux_X86_64 LibreOffice_project/30$Build-2</meta:generator>
  </office:meta>
</office:document-meta>
</file>